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break-before="page"/>
    </style:style>
    <style:style style:name="P23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21">Título del<text:s/>Taller de Laboratorio</text:p>
      <text:p text:style-name="Standard"/>
      <text:p text:style-name="Standard"/>
      <text:p text:style-name="Standard"/>
      <text:p text:style-name="Standard"/>
      <text:p text:style-name="Standard"><text:tab/><text:tab/><text:tab/><text:tab/><text:tab/>[Nombre y Apellidos del alumno]</text:p>
      <text:p text:style-name="Standard"/>
      <text:p text:style-name="Standard"/>
      <text:p text:style-name="Standard"/>
      <text:p text:style-name="P22"/>
      <text:h text:style-name="Título1" text:outline-level="1"><text:bookmark-start text:name="__RefHeading__106_433325292"/><text:bookmark-end text:name="__RefHeading__106_433325292"/>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3">Índice de contenido</text:p>
          <text:p text:style-name="Contents1"><text:a xlink:href="#__RefHeading__108_433325292" office:target-frame-name="_top" xlink:show="replace">1. Parte<text:s/>1<text:tab/>2</text:a></text:p>
          <text:p text:style-name="Contents1"><text:a xlink:href="#__RefHeading__110_433325292" office:target-frame-name="_top" xlink:show="replace">2. Parte 2<text:tab/>2</text:a></text:p>
          <text:p text:style-name="Contents1"><text:a xlink:href="#__RefHeading__113_433325292" office:target-frame-name="_top" xlink:show="replace">3. Conclusiones/comentarios<text:tab/>2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1" text:outline-level="1"><text:bookmark-start text:name="__RefHeading__108_433325292"/>1. Parte 1<text:bookmark-end text:name="__RefHeading__108_433325292"/></text:h>
      <text:p text:style-name="Standard">Contenido<text:s/></text:p>
      <text:p text:style-name="Standard"/>
      <text:p text:style-name="Standard"/>
      <text:h text:style-name="Título1" text:outline-level="1"><text:bookmark-start text:name="__RefHeading__110_433325292"/>2. Parte 2<text:bookmark-end text:name="__RefHeading__110_433325292"/></text:h>
      <text:p text:style-name="Standard">Contenido<text:s/></text:p>
      <text:p text:style-name="Standard"/>
      <text:h text:style-name="Título1" text:outline-level="1"><text:bookmark-start text:name="__RefHeading__113_433325292"/>3. Conclusiones/comentarios<text:bookmark-end text:name="__RefHeading__113_433325292"/></text:h>
      <text:p text:style-name="Standard">Contenidos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087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0902in"/>
      </style:footer-style>
    </style:page-layout>
    <style:style style:name="TableColumn3" style:family="table-column">
      <style:table-column-properties style:column-width="1.25in" style:use-optimal-column-width="false"/>
    </style:style>
    <style:style style:name="TableColumn4" style:family="table-column">
      <style:table-column-properties style:column-width="4.4125in" style:use-optimal-column-width="false"/>
    </style:style>
    <style:style style:name="TableColumn5" style:family="table-column">
      <style:table-column-properties style:column-width="1.425in" style:use-optimal-column-width="false"/>
    </style:style>
    <style:style style:name="Table2" style:family="table">
      <style:table-properties style:width="7.0875in" fo:margin-left="-0.00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</style:style>
    <style:style style:name="TableColumn14" style:family="table-column">
      <style:table-column-properties style:column-width="3.6493in" style:use-optimal-column-width="false"/>
    </style:style>
    <style:style style:name="TableColumn15" style:family="table-column">
      <style:table-column-properties style:column-width="3.4381in" style:use-optimal-column-width="false"/>
    </style:style>
    <style:style style:name="Table13" style:family="table">
      <style:table-properties style:width="7.0875in" fo:margin-left="-0.009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Página.<text:s/><text:page-number text:fixed="false">1</text:page-number><text:s/>de<text:s/><text:page-count>2</text:page-count></text:p>
            </table:table-cell>
            <table:table-cell table:style-name="TableCell9">
              <text:p text:style-name="P10">Nombre del Taller de Laboratorio</text:p>
            </table:table-cell>
            <table:table-cell table:style-name="TableCell11">
              <text:p text:style-name="P12">10/10/17</text:p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IES Arcipreste de HITA – CGFS ASIR 1</text:p>
            </table:table-cell>
            <table:table-cell table:style-name="TableCell19">
              <text:p text:style-name="P20">Curso 2017 - 2018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vid</meta:initial-creator>
    <dc:creator>Usuario de Windows</dc:creator>
    <meta:creation-date>2017-10-10T07:27:00Z</meta:creation-date>
    <dc:date>2017-10-10T07:27:00Z</dc:date>
    <meta:template xlink:href="Normal" xlink:type="simple"/>
    <meta:editing-cycles>2</meta:editing-cycles>
    <meta:editing-duration>PT0S</meta:editing-duration>
    <meta:document-statistic meta:page-count="2" meta:paragraph-count="1" meta:word-count="64" meta:character-count="420" meta:row-count="2" meta:non-whitespace-character-count="357"/>
  </office:meta>
</office:document-meta>
</file>